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c97" officeooo:paragraph-rsid="000d1c97"/>
    </style:style>
    <style:style style:name="P2" style:family="paragraph" style:parent-style-name="Standard">
      <style:text-properties officeooo:rsid="000d1c97" officeooo:paragraph-rsid="000d1c97"/>
    </style:style>
    <style:style style:name="P3" style:family="paragraph" style:parent-style-name="Standard">
      <style:text-properties officeooo:rsid="000e724c" officeooo:paragraph-rsid="000e724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path text:anchor-type="paragraph" draw:z-index="9" draw:name="Bézier curve 1" draw:style-name="gr1" draw:text-style-name="P4" svg:width="8.362cm" svg:height="0.878cm" draw:transform="rotate (0.785398163397448) translate (3.63184722222222cm 5.17172222222222cm)" svg:viewBox="0 0 8363 879" svg:d="M0 0c474 40 950 15 1422 112 554 115 1131 97 1684 225s1127 97 1683 224c477 110 975 146 1460 113 418-29 824-2 1235 37l336 37 356 56 187 75"><text:p/></draw:path>What is learning?</text:p>
      <text:p text:style-name="P1"><draw:line text:anchor-type="paragraph" draw:z-index="0" draw:name="Line 1" draw:style-name="gr1" draw:text-style-name="P4" svg:x1="3.473cm" svg:y1="0.293cm" svg:x2="3.526cm" svg:y2="5.135cm"><text:p/></draw:line><draw:polyline text:anchor-type="paragraph" draw:z-index="7" draw:name="Polyline with 4 corners 3" draw:style-name="gr1" draw:text-style-name="P4" svg:width="0.337cm" svg:height="0.1cm" draw:transform="rotate (-0.72658056760524) translate (7.05937523395955cm 0.246830823219322cm)" svg:viewBox="0 0 338 101" draw:points="0,62 338,44 35,101 229,0"><text:p/></draw:poly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1" draw:name="Line 2" draw:style-name="gr1" draw:text-style-name="P4" svg:x1="2.521cm" svg:y1="0.171cm" svg:x2="10.379cm" svg:y2="0.118cm"><text:p/></draw:line><draw:polyline text:anchor-type="paragraph" draw:z-index="2" draw:name="Polyline with 3 corners 1" draw:style-name="gr1" draw:text-style-name="P4" svg:width="0.422cm" svg:height="0.025cm" draw:transform="rotate (-1.5707963267949) translate (5.11351388888889cm 0.118180555555556cm)" svg:viewBox="0 0 423 26" draw:points="0,26 291,26 423,0"><text:p/></draw:polyline></text:p>
      <text:p text:style-name="P1"><draw:polyline text:anchor-type="paragraph" draw:z-index="3" draw:name="Polyline with 4 corners 1" draw:style-name="gr1" draw:text-style-name="P4" svg:width="0.993cm" svg:height="0.019cm" draw:transform="rotate (-0.519060919543114) translate (4.83219797220611cm 0.328698793132554cm)" svg:viewBox="0 0 994 20" draw:points="0,20 427,20 722,3 994,0"><text:p/></draw:polyline><draw:polyline text:anchor-type="paragraph" draw:z-index="4" draw:name="Polyline with 4 corners 2" draw:style-name="gr1" draw:text-style-name="P5" svg:width="0cm" svg:height="0.464cm" svg:x="5.325cm" svg:y="0.346cm" svg:viewBox="0 0 0 465" draw:points="0,0 0,240 0,409 0,465"><text:p/></draw:polyline></text:p>
      <text:p text:style-name="P1"/>
      <text:p text:style-name="P1"/>
      <text:p text:style-name="P1"/>
      <text:p text:style-name="P3">Error is a function of parameter of the line m and c<text:line-break/>y=mx+c</text:p>
      <text:p text:style-name="P3"/>
      <text:p text:style-name="P3">we need to find optimal m and c</text:p>
      <text:p text:style-name="P1"/>
      <text:p text:style-name="P1"><draw:line text:anchor-type="paragraph" draw:z-index="8" draw:name="Line 4" draw:style-name="gr1" draw:text-style-name="P4" svg:x1="9.162cm" svg:y1="0.864cm" svg:x2="9.241cm" svg:y2="0.97cm"><text:p/></draw:line><draw:line text:anchor-type="paragraph" draw:z-index="6" draw:name="Line 3" draw:style-name="gr1" draw:text-style-name="P4" svg:x1="6.198cm" svg:y1="2.293cm" svg:x2="6.224cm" svg:y2="2.24cm"><text:p/></draw:line><draw:line text:anchor-type="paragraph" draw:z-index="5" draw:name="Diagonal line 1" draw:style-name="gr1" draw:text-style-name="P4" svg:x1="4.584cm" svg:y1="2.848cm" svg:x2="4.663cm" svg:y2="2.769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0:25:17.919087995</meta:creation-date>
    <dc:date>2024-07-20T11:28:13.523489853</dc:date>
    <meta:editing-duration>PT38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4" meta:character-count="107" meta:non-whitespace-character-count="86"/>
  </office:meta>
</office:document-meta>
</file>